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1d5" officeooo:paragraph-rsid="000651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github:</text:p>
      <text:p text:style-name="P1"/>
      <text:p text:style-name="P1"><text:bookmark text:name="new-oauth-token"/><text:span text:style-name="Source_20_Text">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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4:40:40.404445097</meta:creation-date>
    <dc:date>2021-09-17T14:41:05.080182047</dc:date>
    <meta:editing-duration>PT25S</meta:editing-duration>
    <meta:editing-cycles>1</meta:editing-cycles>
    <meta:document-statistic meta:table-count="0" meta:image-count="0" meta:object-count="0" meta:page-count="1" meta:paragraph-count="2" meta:word-count="3" meta:character-count="53" meta:non-whitespace-character-count="52"/>
    <meta:generator>LibreOffice/6.4.7.2$Linux_X86_64 LibreOffice_project/40$Build-2</meta:generator>
  </office:meta>
</office:document-meta>
</file>